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512cm" fo:min-width="2.04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true" fo:min-height="0cm" fo:min-width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 style:font-name="DejaVu Sans Mono" fo:font-size="18pt" fo:background-color="#000000" style:font-size-asian="18pt" style:font-size-complex="18pt"/>
    </style:style>
    <style:style style:name="P3" style:family="paragraph">
      <loext:graphic-properties draw:fill="none" draw:fill-color="#ffffff"/>
      <style:text-properties fo:color="#ffffff" style:font-name="DejaVu Sans Mono" fo:font-size="18pt" fo:background-color="#000000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style:font-name="DejaVu Sans Mono" fo:font-size="10pt" style:font-size-asian="18pt" style:font-size-complex="18pt"/>
    </style:style>
    <style:style style:name="T1" style:family="text">
      <style:text-properties fo:color="#ffffff" style:font-name="DejaVu Sans Mono" fo:font-size="18pt" fo:background-color="#000000" style:font-size-asian="18pt" style:font-size-complex="18pt"/>
    </style:style>
    <style:style style:name="T2" style:family="text">
      <style:text-properties style:font-name="DejaVu Sans Mono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81cm" svg:y1="1cm" svg:x2="14.081cm" svg:y2="20.59cm">
          <text:p/>
        </draw:line>
        <draw:frame draw:style-name="gr2" draw:text-style-name="P3" draw:layer="layout" svg:width="7.366cm" svg:height="0.988cm" svg:x="1.127cm" svg:y="2.044cm">
          <draw:text-box>
            <text:p text:style-name="P2"><text:span text:style-name="T1">MASTER</text:span></text:p>
          </draw:text-box>
        </draw:frame>
        <draw:frame draw:style-name="gr2" draw:text-style-name="P3" draw:layer="layout" svg:width="7.366cm" svg:height="0.988cm" svg:x="14.335cm" svg:y="1.972cm">
          <draw:text-box>
            <text:p text:style-name="P2"><text:span text:style-name="T1">SLAVE</text:span></text:p>
          </draw:text-box>
        </draw:frame>
        <draw:custom-shape draw:style-name="gr3" draw:text-style-name="P5" draw:layer="layout" svg:width="2.54cm" svg:height="0.762cm" svg:x="19.415cm" svg:y="2.189cm">
          <text:p text:style-name="P4"><text:span text:style-name="T2">START UP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0.762cm" svg:x="5.953cm" svg:y="2.189cm">
          <text:p text:style-name="P4"><text:span text:style-name="T2">START UP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77cm" svg:height="0.662cm" svg:x="5.385cm" svg:y="3.698cm">
          <text:p text:style-name="P4"><text:span text:style-name="T2">Begin </text:span><text:span text:style-name="T2">broadcas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01:04:05.462759387</meta:creation-date>
    <dc:date>2018-01-15T01:15:27.742206909</dc:date>
    <meta:editing-duration>PT12S</meta:editing-duration>
    <meta:editing-cycles>1</meta:editing-cycles>
    <meta:document-statistic meta:object-count="6"/>
    <meta:generator>LibreOffice/5.1.6.2$Linux_X86_64 LibreOffice_project/10m0$Build-2</meta:generator>
  </office:meta>
</office:document-meta>
</file>